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342a06" loext:opacity="100%" officeooo:rsid="000b4ec8" officeooo:paragraph-rsid="000b4ec8" fo:background-color="#ffffff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color="#342a06" loext:opacity="100%" officeooo:rsid="000b4ec8" officeooo:paragraph-rsid="000b4ec8" fo:background-color="#ffffff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color="#342a06" loext:opacity="100%" officeooo:rsid="000b5aaf" officeooo:paragraph-rsid="000b5aaf" fo:background-color="#ffffff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color="#342a06" loext:opacity="100%" officeooo:rsid="000c996c" officeooo:paragraph-rsid="000c996c" fo:background-color="#ffffff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color="#342a06" loext:opacity="100%" fo:background-color="#ffffff"/>
    </style:style>
    <style:style style:name="P6" style:family="paragraph" style:parent-style-name="Standard">
      <style:text-properties fo:color="#342a06" loext:opacity="100%" fo:background-color="#ffffff"/>
    </style:style>
    <style:style style:name="P7" style:family="paragraph" style:parent-style-name="Standard">
      <style:text-properties fo:color="#ff4000" loext:opacity="100%" officeooo:rsid="000b4ec8" officeooo:paragraph-rsid="000b4ec8" fo:background-color="#ffffff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color="#ff4000" loext:opacity="100%" officeooo:rsid="000b4ec8" officeooo:paragraph-rsid="000b4ec8" fo:background-color="#ffffff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color="#ff4000" loext:opacity="100%" fo:background-color="#ffffff"/>
    </style:style>
    <style:style style:name="P10" style:family="paragraph" style:parent-style-name="Standard">
      <style:text-properties fo:color="#ff4000" loext:opacity="100%" fo:background-color="#ffffff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color="#ff4000" loext:opacity="100%" officeooo:rsid="000b5aaf" officeooo:paragraph-rsid="000b5aaf" fo:background-color="#ffffff"/>
    </style:style>
    <style:style style:name="T1" style:family="text">
      <style:text-properties fo:color="#c586c0" loext:opacity="100%"/>
    </style:style>
    <style:style style:name="T2" style:family="text">
      <style:text-properties fo:color="#cccccc" loext:opacity="100%"/>
    </style:style>
    <style:style style:name="T3" style:family="text">
      <style:text-properties fo:color="#cccccc" loext:opacity="100%" officeooo:rsid="000b5aaf"/>
    </style:style>
    <style:style style:name="T4" style:family="text">
      <style:text-properties fo:color="#9cdcfe" loext:opacity="100%"/>
    </style:style>
    <style:style style:name="T5" style:family="text">
      <style:text-properties fo:color="#9cdcfe" loext:opacity="100%" officeooo:rsid="000b5aaf"/>
    </style:style>
    <style:style style:name="T6" style:family="text">
      <style:text-properties fo:color="#ce9178" loext:opacity="100%"/>
    </style:style>
    <style:style style:name="T7" style:family="text">
      <style:text-properties fo:color="#569cd6" loext:opacity="100%"/>
    </style:style>
    <style:style style:name="T8" style:family="text">
      <style:text-properties fo:color="#569cd6" loext:opacity="100%" officeooo:rsid="000b5aaf"/>
    </style:style>
    <style:style style:name="T9" style:family="text">
      <style:text-properties fo:color="#dcdcaa" loext:opacity="100%"/>
    </style:style>
    <style:style style:name="T10" style:family="text">
      <style:text-properties fo:color="#dcdcaa" loext:opacity="100%" officeooo:rsid="000b5aaf"/>
    </style:style>
    <style:style style:name="T11" style:family="text">
      <style:text-properties fo:color="#4fc1ff" loext:opacity="100%"/>
    </style:style>
    <style:style style:name="T12" style:family="text">
      <style:text-properties fo:color="#4fc1ff" loext:opacity="100%" officeooo:rsid="000b5aaf"/>
    </style:style>
    <style:style style:name="T13" style:family="text">
      <style:text-properties fo:color="#d4d4d4" loext:opacity="100%"/>
    </style:style>
    <style:style style:name="T14" style:family="text">
      <style:text-properties fo:color="#d4d4d4" loext:opacity="100%" officeooo:rsid="000b5aaf"/>
    </style:style>
    <style:style style:name="T15" style:family="text">
      <style:text-properties fo:color="#6a9955" loext:opacity="100%"/>
    </style:style>
    <style:style style:name="T16" style:family="text">
      <style:text-properties officeooo:rsid="000b5aaf"/>
    </style:style>
    <style:style style:name="T17" style:family="text">
      <style:text-properties fo:color="#4ec9b0" loext:opacity="100%"/>
    </style:style>
    <style:style style:name="T18" style:family="text">
      <style:text-properties fo:color="#b5cea8" loext:opacity="100%"/>
    </style:style>
    <style:style style:name="T19" style:family="text">
      <style:text-properties fo:color="#808080" loext:opacity="100%"/>
    </style:style>
    <style:style style:name="T20" style:family="text">
      <style:text-properties officeooo:rsid="000c996c"/>
    </style:style>
    <style:style style:name="T21" style:family="text">
      <style:text-properties fo:color="#ff4000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imeiramente iremos inserir os hooks e imports que iremos usar, deixando a página pre-definida igual nas etapas anteriores, formData também como uma classe para inicializar os dados e enviar para o back-end, e também criando a resposta de requisição ou o erro caso falhe</text:p>
      <text:p text:style-name="P1"/>
      <text:p text:style-name="P7">import React, { useState } from 'react';</text:p>
      <text:p text:style-name="P9">import axios from 'axios';</text:p>
      <text:p text:style-name="P9">import './style.css';</text:p>
      <text:p text:style-name="P10"/>
      <text:p text:style-name="P9">function Home() {</text:p>
      <text:p text:style-name="P9">  const [formData, setFormData] = useState({</text:p>
      <text:p text:style-name="P9">    codigo: null,</text:p>
      <text:p text:style-name="P9">    nome: "",</text:p>
      <text:p text:style-name="P9">    cpf: "",</text:p>
      <text:p text:style-name="P9">    booleano: false,</text:p>
      <text:p text:style-name="P9">    contato: "",</text:p>
      <text:p text:style-name="P9">    opcaoSelect: "", // Tipo Sanguíneo</text:p>
      <text:p text:style-name="P9">    opcaoRadio: "" // Rh</text:p>
      <text:p text:style-name="P9">  });</text:p>
      <text:p text:style-name="P9">  const [responseMessage, setResponseMessage] = useState("");</text:p>
      <text:p text:style-name="P9">  const [errors, setErrors] = useState({});</text:p>
      <text:p text:style-name="P5"/>
      <text:p text:style-name="P2">Agora criaremos o handleChange para lidar com a entrada do formulário <text:span text:style-name="T16">e também validation erros para retornar se tiver essos futuros na nossa validação do código</text:span></text:p>
      <text:p text:style-name="P2"/>
      <text:p text:style-name="P8"><text:span text:style-name="T16">  const validationErrors = validate({ ...formData, [name]: newValue });</text:span></text:p>
      <text:p text:style-name="P9">    setErrors(validationErrors);</text:p>
      <text:p text:style-name="P9">  };</text:p>
      <text:p text:style-name="P5"/>
      <text:p text:style-name="P3">Agora iremos criar o handleSubmit para não recarregar a página quando você <text:s/>enviar os dados do formulário (é um comportamento padrão)</text:p>
      <text:p text:style-name="P3"/>
      <text:p text:style-name="P3">Agora iremos <text:s/>criar a função para verificar se retornou algum erro na nossa função de validar, se retornou vai apontar no formulário e não deixará a pessoa enviar até que se corrija o erro</text:p>
      <text:p text:style-name="P3"/>
      <text:p text:style-name="P3"> <text:span text:style-name="T21"> const validationErrors = validate(formData);</text:span></text:p>
      <text:p text:style-name="P9">    if (Object.keys(validationErrors).length &gt; 0) {</text:p>
      <text:p text:style-name="P9">      setErrors(validationErrors);</text:p>
      <text:p text:style-name="P9">      return;</text:p>
      <text:p text:style-name="P9">    }</text:p>
      <text:p text:style-name="P6"/>
      <text:p text:style-name="P3">Agora irémos criar a situação para verificar futuramente se a pessoas está ativa ou não no formulário e futuramente no código para fazer pesquisas na próxima parte</text:p>
      <text:p text:style-name="P3"/>
      <text:p text:style-name="P3">Agora criaremos a classe onde receberá os dados da classe preenchida no formulário e enviaremos para uma requisição na API</text:p>
      <text:p text:style-name="P3"/>
      <text:p text:style-name="P11">const payload = {</text:p>
      <text:p text:style-name="P9">      Codigo: formData.codigo,</text:p>
      <text:p text:style-name="P9">      Nome: formData.nome,</text:p>
      <text:p text:style-name="P9">      Cpf: formData.cpf,</text:p>
      <text:p text:style-name="P9">      Contato: formData.contato,</text:p>
      <text:p text:style-name="P9">      TipoSanguineo: formData.opcaoSelect, // Mapeando corretamente</text:p>
      <text:p text:style-name="P9"><text:soft-page-break/>      Rh: formData.opcaoRadio,             // Mapeando corretamente</text:p>
      <text:p text:style-name="P9">      Situacao: situacao</text:p>
      <text:p text:style-name="P9">    };</text:p>
      <text:p text:style-name="P11"/>
      <text:p text:style-name="P3">Agora faremos a função de tentativa de requisição na API, ou erro caso não seja bem sucedida</text:p>
      <text:p text:style-name="P3"/>
      <text:p text:style-name="P11">try {</text:p>
      <text:p text:style-name="P9">      const response = await axios.post('http://localhost:5171/home', payload);</text:p>
      <text:p text:style-name="P9">      setResponseMessage(JSON.stringify(response.data));</text:p>
      <text:p text:style-name="P9">    } catch (error) {</text:p>
      <text:p text:style-name="P9">      console.error('Erro ao enviar dados:', error);</text:p>
      <text:p text:style-name="P9">      setResponseMessage('Erro ao enviar dados: ' + error.message);</text:p>
      <text:p text:style-name="P9">    }</text:p>
      <text:p text:style-name="P9">  };</text:p>
      <text:p text:style-name="P3"/>
      <text:p text:style-name="P3">Agora criaremos a função de validar para previnir erros antes do envio para a API e colocaremos em um vetor (Será mandado os erros lá em cima para onde criamos a função de verificação e sera exibido ao lado do campo de preencher a informação, e não sumirá o erro até que seja preenchido corretamente</text:p>
      <text:p text:style-name="P3"/>
      <text:p text:style-name="P11">const validate = (data) =&gt; {</text:p>
      <text:p text:style-name="P9">    let errors = {};</text:p>
      <text:p text:style-name="P10"/>
      <text:p text:style-name="P9">    if (!data.nome || data.nome.length &lt; 2 || data.nome.length &gt; 255) {</text:p>
      <text:p text:style-name="P9">      errors.nome = "Nome obrigatório e deve ter entre 2 e 255 caracteres.";</text:p>
      <text:p text:style-name="P9">    }</text:p>
      <text:p text:style-name="P10"/>
      <text:p text:style-name="P9">    if (data.codigo === null || data.codigo &lt;= 0 || data.codigo &gt;= 1000) {</text:p>
      <text:p text:style-name="P9">      errors.codigo = "Código obrigatório e deve ser maior que 0 e menor que 1000.";</text:p>
      <text:p text:style-name="P9">    }</text:p>
      <text:p text:style-name="P10"/>
      <text:p text:style-name="P9">    if (!data.contato || data.contato.length &lt; 2 || data.contato.length &gt; 255) {</text:p>
      <text:p text:style-name="P9">      errors.contato = "Contato obrigatório e deve ter entre 2 e 255 caracteres.";</text:p>
      <text:p text:style-name="P9">    }</text:p>
      <text:p text:style-name="P10"/>
      <text:p text:style-name="P9">    if (!data.cpf || data.cpf.length !== 14) {</text:p>
      <text:p text:style-name="P9">      errors.cpf = "CPF inválido";</text:p>
      <text:p text:style-name="P9">    }</text:p>
      <text:p text:style-name="P10"/>
      <text:p text:style-name="P9">    if (!data.opcaoSelect) {</text:p>
      <text:p text:style-name="P9">      errors.opcaoSelect = "Selecione uma opção do dropdown.";</text:p>
      <text:p text:style-name="P9">    }</text:p>
      <text:p text:style-name="P10"/>
      <text:p text:style-name="P9">    if (!data.opcaoRadio) {</text:p>
      <text:p text:style-name="P9">      errors.opcaoRadio = "Selecione uma opção nos botões de rádio.";</text:p>
      <text:p text:style-name="P9">    }</text:p>
      <text:p text:style-name="P10"/>
      <text:p text:style-name="P9">    return errors;</text:p>
      <text:p text:style-name="P9">  };</text:p>
      <text:p text:style-name="P11"/>
      <text:p text:style-name="P3"><text:soft-page-break/>Agora criaremos o formulário, onde será atribuido a formData quando não existir nenhum dado incompleto ou será exibido o erro até a pessoa completar, e também tera os botões para navegar a outras páginas</text:p>
      <text:p text:style-name="P3"/>
      <text:p text:style-name="P11">return (</text:p>
      <text:p text:style-name="P9">    &lt;div&gt;</text:p>
      <text:p text:style-name="P9">      &lt;form onSubmit={handleSubmit}&gt;</text:p>
      <text:p text:style-name="P9">        &lt;h1&gt;Página de Cadastro&lt;/h1&gt;</text:p>
      <text:p text:style-name="P9">        &lt;label&gt;</text:p>
      <text:p text:style-name="P9">          Código:</text:p>
      <text:p text:style-name="P9">          &lt;input type="number" name="codigo" value={formData.codigo || ''} onChange={handleChange} /&gt;</text:p>
      <text:p text:style-name="P9">          {errors.codigo &amp;&amp; &lt;span&gt;{errors.codigo}&lt;/span&gt;}</text:p>
      <text:p text:style-name="P9">        &lt;/label&gt;</text:p>
      <text:p text:style-name="P9">        &lt;br /&gt;</text:p>
      <text:p text:style-name="P9">        &lt;label&gt;</text:p>
      <text:p text:style-name="P9">          Nome:</text:p>
      <text:p text:style-name="P9">          &lt;input type="text" name="nome" value={formData.nome} onChange={handleChange} /&gt;</text:p>
      <text:p text:style-name="P9">          {errors.nome &amp;&amp; &lt;span&gt;{errors.nome}&lt;/span&gt;}</text:p>
      <text:p text:style-name="P9">        &lt;/label&gt;</text:p>
      <text:p text:style-name="P9">        &lt;br /&gt;</text:p>
      <text:p text:style-name="P9">        &lt;label&gt;</text:p>
      <text:p text:style-name="P9">          CPF:</text:p>
      <text:p text:style-name="P9">          &lt;input type="text" name="cpf" value={formData.cpf} onChange={handleChange} /&gt;</text:p>
      <text:p text:style-name="P9">          {errors.cpf &amp;&amp; &lt;span&gt;{errors.cpf}&lt;/span&gt;}</text:p>
      <text:p text:style-name="P9">        &lt;/label&gt;</text:p>
      <text:p text:style-name="P9">        &lt;br /&gt;</text:p>
      <text:p text:style-name="P9">        &lt;label&gt;</text:p>
      <text:p text:style-name="P9">          Contato:</text:p>
      <text:p text:style-name="P9">          &lt;input type="text" name="contato" value={formData.contato} onChange={handleChange} /&gt;</text:p>
      <text:p text:style-name="P9">          {errors.contato &amp;&amp; &lt;span&gt;{errors.contato}&lt;/span&gt;}</text:p>
      <text:p text:style-name="P9">        &lt;/label&gt;</text:p>
      <text:p text:style-name="P9">        &lt;br /&gt;</text:p>
      <text:p text:style-name="P9">        &lt;label&gt;</text:p>
      <text:p text:style-name="P9">          Opção Select (Tipo Sanguíneo):</text:p>
      <text:p text:style-name="P9">          &lt;select name="opcaoSelect" value={formData.opcaoSelect} onChange={handleChange}&gt;</text:p>
      <text:p text:style-name="P9">            &lt;option value=""&gt;Selecione o tipo sanguíneo...&lt;/option&gt;</text:p>
      <text:p text:style-name="P9">            &lt;option value="A"&gt;A&lt;/option&gt;</text:p>
      <text:p text:style-name="P9">            &lt;option value="B"&gt;B&lt;/option&gt;</text:p>
      <text:p text:style-name="P9">            &lt;option value="AB"&gt;AB&lt;/option&gt;</text:p>
      <text:p text:style-name="P9">            &lt;option value="O"&gt;O&lt;/option&gt;</text:p>
      <text:p text:style-name="P9">          &lt;/select&gt;</text:p>
      <text:p text:style-name="P9">          {errors.opcaoSelect &amp;&amp; &lt;span&gt;{errors.opcaoSelect}&lt;/span&gt;}</text:p>
      <text:p text:style-name="P9">        &lt;/label&gt;</text:p>
      <text:p text:style-name="P9">        &lt;br /&gt;</text:p>
      <text:p text:style-name="P9">        &lt;label&gt;</text:p>
      <text:p text:style-name="P9">          Opção Radio (RH):</text:p>
      <text:p text:style-name="P9">          &lt;label&gt;</text:p>
      <text:p text:style-name="P9">            &lt;input type="radio" name="opcaoRadio" value="+" checked={formData.opcaoRadio === "+"} onChange={handleChange} /&gt;</text:p>
      <text:p text:style-name="P9">            RH+</text:p>
      <text:p text:style-name="P9"><text:soft-page-break/>          &lt;/label&gt;</text:p>
      <text:p text:style-name="P9">          &lt;label&gt;</text:p>
      <text:p text:style-name="P9">            &lt;input type="radio" name="opcaoRadio" value="-" checked={formData.opcaoRadio === "-"} onChange={handleChange} /&gt;</text:p>
      <text:p text:style-name="P9">            RH-</text:p>
      <text:p text:style-name="P9">          &lt;/label&gt;</text:p>
      <text:p text:style-name="P9">          {errors.opcaoRadio &amp;&amp; &lt;span&gt;{errors.opcaoRadio}&lt;/span&gt;}</text:p>
      <text:p text:style-name="P9">        &lt;/label&gt;</text:p>
      <text:p text:style-name="P9">        &lt;br /&gt;</text:p>
      <text:p text:style-name="P9">        &lt;br /&gt;</text:p>
      <text:p text:style-name="P9">        &lt;label&gt;</text:p>
      <text:p text:style-name="P9">          Ativo:</text:p>
      <text:p text:style-name="P9">          &lt;input type="checkbox" name="booleano" checked={formData.booleano} onChange={handleChange} /&gt;</text:p>
      <text:p text:style-name="P9">        &lt;/label&gt;</text:p>
      <text:p text:style-name="P9">        &lt;br /&gt;</text:p>
      <text:p text:style-name="P9">        &lt;br /&gt;</text:p>
      <text:p text:style-name="P9">        &lt;button type="submit"&gt;Cadastrar&lt;/button&gt;</text:p>
      <text:p text:style-name="P9">        &lt;button type="button" onClick={() =&gt; window.location.href = '/Pg2'}&gt;Ir para a página de buscas&lt;/button&gt;</text:p>
      <text:p text:style-name="P9">        &lt;button type="button" onClick={() =&gt; window.location.href = '/Doar'}&gt;Cadastrar doação feita&lt;/button&gt;</text:p>
      <text:p text:style-name="P9">      &lt;/form&gt;</text:p>
      <text:p text:style-name="P9">      {responseMessage &amp;&amp; &lt;p&gt;{responseMessage}&lt;/p&gt;}</text:p>
      <text:p text:style-name="P9">    &lt;/div&gt;</text:p>
      <text:p text:style-name="P9">  );</text:p>
      <text:p text:style-name="P9">}</text:p>
      <text:p text:style-name="P6"/>
      <text:p text:style-name="P5">export default Home;</text:p>
      <text:p text:style-name="P5"/>
      <text:p text:style-name="P4">Agora na API pegaremos os nossos dados e iremos desserializa-los, verificar se não tem nada nulo(mesmo que seja impossível chegar nulo nesse ponto do código, logo após fazendo a conexão com o nosso BD usando o docker e fazendo uma query inserindo os valores e retornando.</text:p>
      <text:p text:style-name="P3"/>
      <text:p text:style-name="P11">app.MapPost("/home", async (HttpContext httpContext) =&gt;</text:p>
      <text:p text:style-name="P9">{</text:p>
      <text:p text:style-name="P9">    try</text:p>
      <text:p text:style-name="P9">    {</text:p>
      <text:p text:style-name="P9">        // Ler e desserializar dados do corpo da requisição</text:p>
      <text:p text:style-name="P9">        var requestBody = await new StreamReader(httpContext.Request.Body).ReadToEndAsync();</text:p>
      <text:p text:style-name="P9">        var formData = JsonSerializer.Deserialize&lt;FormData&gt;(requestBody, new JsonSerializerOptions { PropertyNameCaseInsensitive = true });</text:p>
      <text:p text:style-name="P10"/>
      <text:p text:style-name="P9">        // Logar os dados recebidos</text:p>
      <text:p text:style-name="P9">        Console.WriteLine("Dados recebidos:");</text:p>
      <text:p text:style-name="P9">        Console.WriteLine(JsonSerializer.Serialize(formData));</text:p>
      <text:p text:style-name="P10"/>
      <text:p text:style-name="P9">        // Validar os dados do formulário</text:p>
      <text:p text:style-name="P9">        if (string.IsNullOrEmpty(formData.Nome) ||</text:p>
      <text:p text:style-name="P9">            string.IsNullOrEmpty(formData.Cpf) ||</text:p>
      <text:p text:style-name="P9">            string.IsNullOrEmpty(formData.Contato) ||</text:p>
      <text:p text:style-name="P9">            string.IsNullOrEmpty(formData.TipoSanguineo) ||</text:p>
      <text:p text:style-name="P9"><text:soft-page-break/>            string.IsNullOrEmpty(formData.Rh))</text:p>
      <text:p text:style-name="P9">        {</text:p>
      <text:p text:style-name="P9">            httpContext.Response.StatusCode = 400; // Bad Request</text:p>
      <text:p text:style-name="P9">            await httpContext.Response.WriteAsync("Todos os campos obrigatórios devem ser preenchidos.");</text:p>
      <text:p text:style-name="P9">            return;</text:p>
      <text:p text:style-name="P9">        }</text:p>
      <text:p text:style-name="P10"/>
      <text:p text:style-name="P9">        // Conectar ao banco de dados PostgreSQL e inserir dados</text:p>
      <text:p text:style-name="P9">        string connectionString = "Host=172.30.226.119;Port=5433;Username=postgres;Password=123456;Database=bancodb";</text:p>
      <text:p text:style-name="P10"/>
      <text:p text:style-name="P9">        using (var conn = new NpgsqlConnection(connectionString))</text:p>
      <text:p text:style-name="P9">        {</text:p>
      <text:p text:style-name="P9">            await conn.OpenAsync();</text:p>
      <text:p text:style-name="P10"/>
      <text:p text:style-name="P9">            using (var cmd = new NpgsqlCommand())</text:p>
      <text:p text:style-name="P9">            {</text:p>
      <text:p text:style-name="P9">                cmd.Connection = conn;</text:p>
      <text:p text:style-name="P9">                cmd.CommandText = "INSERT INTO public.doador (nome, cpf, contato, tipo_sanguineo, rh, tipo_rh_corretos, situacao) VALUES (@nome, @cpf, @contato, @tipo_sanguineo, @rh, @tipo_rh_corretos, @situacao)";</text:p>
      <text:p text:style-name="P9">                cmd.Parameters.AddWithValue("nome", formData.Nome);</text:p>
      <text:p text:style-name="P9">                cmd.Parameters.AddWithValue("cpf", formData.Cpf);</text:p>
      <text:p text:style-name="P9">                cmd.Parameters.AddWithValue("contato", formData.Contato);</text:p>
      <text:p text:style-name="P9">                cmd.Parameters.AddWithValue("tipo_sanguineo", formData.TipoSanguineo);</text:p>
      <text:p text:style-name="P9">                cmd.Parameters.AddWithValue("rh", formData.Rh);</text:p>
      <text:p text:style-name="P9">                cmd.Parameters.AddWithValue("tipo_rh_corretos", formData.TipoRhCorretos); // Utilizando o valor padrão</text:p>
      <text:p text:style-name="P9">                cmd.Parameters.AddWithValue("situacao", formData.Situacao);</text:p>
      <text:p text:style-name="P10"/>
      <text:p text:style-name="P9">                await cmd.ExecuteNonQueryAsync();</text:p>
      <text:p text:style-name="P9">            }</text:p>
      <text:p text:style-name="P9">        }</text:p>
      <text:p text:style-name="P10"/>
      <text:p text:style-name="P9">        // Se os dados forem válidos, retornar os dados recebidos</text:p>
      <text:p text:style-name="P9">        await httpContext.Response.WriteAsJsonAsync(formData);</text:p>
      <text:p text:style-name="P9">    }</text:p>
      <text:p text:style-name="P9">    catch (Exception ex)</text:p>
      <text:p text:style-name="P9">    {</text:p>
      <text:p text:style-name="P9">        Console.WriteLine($"Erro ao processar a requisição: {ex.Message}");</text:p>
      <text:p text:style-name="P9">        Console.WriteLine(ex.StackTrace);</text:p>
      <text:p text:style-name="P10"/>
      <text:p text:style-name="P9">        httpContext.Response.StatusCode = 500;</text:p>
      <text:p text:style-name="P9">        await httpContext.Response.WriteAsync($"Erro ao processar a requisição: {ex.Message}");</text:p>
      <text:p text:style-name="P9">    }</text:p>
      <text:p text:style-name="P9">});</text:p>
      <text:p text:style-name="P10"/>
      <text:p text:style-name="P3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5T14:45:49.481000000</meta:creation-date>
    <dc:date>2024-06-25T15:23:05.021000000</dc:date>
    <meta:editing-duration>PT5M13S</meta:editing-duration>
    <meta:editing-cycles>1</meta:editing-cycles>
    <meta:generator>LibreOffice/24.2.1.2$Windows_X86_64 LibreOffice_project/db4def46b0453cc22e2d0305797cf981b68ef5ac</meta:generator>
    <meta:document-statistic meta:table-count="0" meta:image-count="0" meta:object-count="0" meta:page-count="5" meta:paragraph-count="192" meta:word-count="938" meta:character-count="9082" meta:non-whitespace-character-count="7006"/>
  </office:meta>
</office:document-meta>
</file>